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79d" officeooo:paragraph-rsid="000f979d"/>
    </style:style>
    <style:style style:name="P2" style:family="paragraph" style:parent-style-name="Standard" style:list-style-name="L1">
      <style:text-properties officeooo:rsid="000f979d" officeooo:paragraph-rsid="000f979d"/>
    </style:style>
    <style:style style:name="P3" style:family="paragraph" style:parent-style-name="Standard" style:list-style-name="L2">
      <style:text-properties officeooo:rsid="000f979d" officeooo:paragraph-rsid="000f97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ción de interfaz de PCB de ensayo estático</text:p>
      <text:p text:style-name="P1"/>
      <text:p text:style-name="P1">Eléctricas</text:p>
      <text:p text:style-name="P1"/>
      <text:list xml:id="list2379322746684042490" text:style-name="L1">
        <text:list-item>
          <text:p text:style-name="P2">Generador de señales y PCB ensayo</text:p>
        </text:list-item>
        <text:list-item>
          <text:p text:style-name="P2">Sensores de banco y PCB ensayo</text:p>
        </text:list-item>
        <text:list-item>
          <text:p text:style-name="P2">Osciloscopio y PCB ensayo</text:p>
        </text:list-item>
        <text:list-item>
          <text:p text:style-name="P2">HMI y PCB ensayo</text:p>
        </text:list-item>
        <text:list-item>
          <text:p text:style-name="P2">Grounding a PCB</text:p>
        </text:list-item>
      </text:list>
      <text:p text:style-name="P1"/>
      <text:p text:style-name="P1">Mecánicas</text:p>
      <text:p text:style-name="P1"/>
      <text:list xml:id="list3834248824937458038" text:style-name="L2">
        <text:list-item>
          <text:p text:style-name="P3">Fijación en gabinete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6:45:02.332519532</meta:creation-date>
    <dc:date>2019-07-29T07:05:30.853601795</dc:date>
    <meta:editing-duration>PT10M18S</meta:editing-duration>
    <meta:editing-cycles>1</meta:editing-cycles>
    <meta:document-statistic meta:table-count="0" meta:image-count="0" meta:object-count="0" meta:page-count="1" meta:paragraph-count="9" meta:word-count="42" meta:character-count="218" meta:non-whitespace-character-count="191"/>
    <meta:generator>LibreOffice/5.1.6.2$Linux_X86_64 LibreOffice_project/10m0$Build-2</meta:generator>
  </office:meta>
</office:document-meta>
</file>